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e sun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inevitably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had materialised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P2">She didn’t know. She didn’t know, but she didn’t stop. Then,</text:p>
      <text:p text:style-name="P2"><text:span text:style-name="T1">Ah...</text:span></text:p>
      <text:p text:style-name="P2">As a refreshing breeze came to meet her,</text:p>
      <text:p text:style-name="P2"><text:span text:style-name="T1">I see...</text:span></text:p>
      <text:p text:style-name="P2">The answer came to her naturally: she was chasing after happiness.</text:p>
      <text:p text:style-name="P2">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So,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do anything... Here, take this.”</text:p>
      <text:p text:style-name="P2">And just like that, sun girl had a large stack of printouts put in her hands, preventing her from bouncing around any further lest she dropped some papers.</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text:s text:c="1"/>heart dance for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the door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Simultaneously, all eyes turned to her. And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Great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She hadn’t.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called out to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was a close friend of yours,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 <text:span text:style-name="T1">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many hours, before she found the courage to reach out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Hey...”</text:p>
      <text:p text:style-name="Normal">The bell had just rung the end of morning classes and the beginning of lunch break. Almost everyone was loosening up with a stretch, a sigh, or a yawn. She alone was still tense.</text:p>
      <text:p text:style-name="Normal">Clearly you didn’t notice her first attempt to get your attention, and this somewhat disheartened her. Still, she knew that if she didn’t do something soon, either your friends would come over to you or you would go to them. So, before either could happen,</text:p>
      <text:p text:style-name="Normal">“Say...” she said a bit louder, and this time,</text:p>
      <text:p text:style-name="Normal">“Mm?” You heard her, “you called?”</text:p>
      <text:p text:style-name="Normal">“Yes, um...” Her heart began to race, “thanks for earlier,” but she still had a good hold of herself.</text:p>
      <text:p text:style-name="Normal">“Yeah, don’t mention it.”</text:p>
      <text:p text:style-name="Normal">She wasn’t sure whether she loved or hated how you could smile so casually after saving her. <text:span text:style-name="T1">But,</text:span> that wasn’t a concern, at least not right now. “Also...” Right now, her priority was something else entirely, and in order to further it, in order to get closer to you, in order to give herself a chance at chasing happiness, “... are you free, after lunch?” <text:span text:style-name="T1">... Damn it, why is asking something that simple so difficult?</text:span></text:p>
      <text:p text:style-name="Normal">“Hm... Yeah, I don’t have anything planned. You need me for something?”</text:p>
      <text:p text:style-name="Normal">Her heart paused, she was sure of it, but that was irrelevant. “... Yeah, there’s something I’d like to ask you. Is that okay?”</text:p>
      <text:p text:style-name="Normal">You looked at her for a second, and that second lasted an eternity. “Sure. No problem.” Your expression had changed, your eyes had become inquisitive without betraying any sense of surprise. “Wanna meet up somewhere?” was the only question you voiced.</text:p>
      <text:p text:style-name="Normal">“Um, yeah. Let’s say... At the library...?” She’d blurted that out without thinking, luckily it was one of the best possible choices.</text:p>
      <text:p text:style-name="Normal">“Alright. I’ll... See you there later then.”</text:p>
      <text:p text:style-name="Normal">“Hm. Later.”</text:p>
      <text:p text:style-name="Normal">No sooner had she said that that she started walking out of the class, as quickly as as reason permitted. And the moment she passed through the door,</text:p>
      <text:p text:style-name="Normal"><text:span text:style-name="T1">AAHHH!!!! </text:span>She thought at the top of her lungs, holding a hand to her heart. The latter now drummed like crazy, like it was trying to make up for all the beats it missed just seconds ago. <text:span text:style-name="T1">Alright, nice going, me.</text:span> She’d cleared the first hurdle, but she was only too aware that the real challenge was still ahead.</text:p>
      <text:p text:style-name="Normal">She’d gone down to the cafeteria like everyone else, although she was in absolutely no mood to eat. She wasn’t sure why she’d gone there in the first place —maybe it had been an instinctive choice, as all her thoughts were busy running circles around the questions ‘<text:span text:style-name="T1">what should I say?</text:span>’ and ‘<text:span text:style-name="T1">how should I say it?</text:span>’ and ‘<text:span text:style-name="T1">how will it go?</text:span>’ and all their variations, some of which were optimistic, but most others... Not so much. Since she was here anyway she decided to get a bottle of water, and as she desperately needed time to herself she decided to head for the library straight away.</text:p>
      <text:p text:style-name="Normal"/>
      <text:p text:style-name="Normal">The library was mostly empty at this hour, although more students would come as lunch break progressed. She picked a seat next to a window, one that also allowed her to see who came in. By that point she’d come to the conclusion that dwelling on the matter would do her no good, so she’d taken a book and brought in the assignment from history class to distract herself. The latter, she’d also brought so that... <text:span text:style-name="T1">Never mind that now. Let’s read.</text:span> Needless to say, this failed to distract her. Her eyes were scanning the words, but her brain did not process them, no matter how hard she tried. That was only natural, since her imagination simply wouldn’t let go of the immediate futu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